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hat is a Platform Driver?</text:h>
      <text:p text:style-name="Text_20_body">In Linux, <text:span text:style-name="Strong_20_Emphasis">Platform Drivers</text:span> are a type of <text:span text:style-name="Strong_20_Emphasis">device driver</text:span> designed to handle devices that are <text:span text:style-name="Strong_20_Emphasis">not discoverable dynamically</text:span> (unlike PCI/USB devices).</text:p>
      <text:list xml:id="list1848660246" text:style-name="L1">
        <text:list-item>
          <text:p text:style-name="P1">PCI, USB devices can tell the kernel about themselves (self-describing).</text:p>
        </text:list-item>
        <text:list-item>
          <text:p text:style-name="P1">Many SoC (System on Chip) peripherals, like UART, I²C controllers, GPIOs, timers, etc., <text:span text:style-name="Strong_20_Emphasis">cannot announce themselves</text:span> → so the kernel must be told about them.</text:p>
        </text:list-item>
      </text:list>
      <text:p text:style-name="Text_20_body">👉 For these, Linux uses the <text:span text:style-name="Strong_20_Emphasis">Platform Bus</text:span> mechanism, where devices are described either in:</text:p>
      <text:list xml:id="list3493922215" text:style-name="L2">
        <text:list-item>
          <text:p text:style-name="P2"><text:span text:style-name="Strong_20_Emphasis">Device Tree (DT)</text:span>, or</text:p>
        </text:list-item>
        <text:list-item>
          <text:p text:style-name="P2"><text:span text:style-name="Strong_20_Emphasis">Board files (arch/xxx/mach-xxx/board-xxx.c)</text:span> in older kernels.</text:p>
        </text:list-item>
      </text:list>
      <text:p text:style-name="Horizontal_20_Line"/>
      <text:h text:style-name="Heading_20_2" text:outline-level="2">🔹 Components</text:h>
      <text:p text:style-name="Text_20_body">A Platform Driver usually consists of:</text:p>
      <text:list xml:id="list1059966068" text:style-name="L3">
        <text:list-item>
          <text:p text:style-name="P3"><text:span text:style-name="Strong_20_Emphasis">Platform Device</text:span></text:p>
          <text:list>
            <text:list-item>
              <text:p text:style-name="P3">Represents the hardware (described in DT or statically registered).</text:p>
            </text:list-item>
            <text:list-item>
              <text:p text:style-name="P3">Contains resources like <text:span text:style-name="Strong_20_Emphasis">I/O memory regions, IRQ numbers, DMA channels</text:span>.</text:p>
            </text:list-item>
          </text:list>
        </text:list-item>
        <text:list-item>
          <text:p text:style-name="P3"><text:span text:style-name="Strong_20_Emphasis">Platform Driver</text:span></text:p>
          <text:list>
            <text:list-item>
              <text:p text:style-name="P3">The software driver that binds to the platform device.</text:p>
            </text:list-item>
            <text:list-item>
              <text:p text:style-name="P3">Provides <text:span text:style-name="Source_20_Text">probe()</text:span> and <text:span text:style-name="Source_20_Text">remove()</text:span> methods to initialize/release the devic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0:23:54.350877676</meta:creation-date>
    <meta:editing-duration>PT2H39M59S</meta:editing-duration>
    <meta:editing-cycles>2</meta:editing-cycles>
    <meta:generator>LibreOffice/7.3.7.2$Linux_X86_64 LibreOffice_project/30$Build-2</meta:generator>
    <dc:date>2025-09-02T17:24:06.666300877</dc:date>
    <meta:document-statistic meta:table-count="0" meta:image-count="0" meta:object-count="0" meta:page-count="1" meta:paragraph-count="15" meta:word-count="148" meta:character-count="923" meta:non-whitespace-character-count="802"/>
  </office:meta>
</office:document-meta>
</file>